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Wrapper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Wrapper.SourceWrapper( SourceNode node , String sourceUri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Wrapper.loadData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ource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Wrapper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Wrapper.getRealSourc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Wrapper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Wrapper.deleteTransaction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urceWrapper.getLoad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Wrapper.exis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Wrapper.computeRealSourceUri( ServiceManager manager , Session session , String sourceUri , Logger logg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ourceWrapper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Wrapper.saveTransaction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Wrapper.saveTransactionable( String realSource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ourceWrapper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Wrapp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